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2">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3">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en Marktplatz:</text:p>
      <text:p text:style-name="P1"/>
      <text:list xml:id="list3741666043348553511" text:style-name="L1">
        <text:list-item>
          <text:p text:style-name="P3">grüne Haut</text:p>
        </text:list-item>
        <text:list-item>
          <text:p text:style-name="P3">keine Zähne</text:p>
        </text:list-item>
        <text:list-item>
          <text:p text:style-name="P3">wesentlich größer als Du</text:p>
        </text:list-item>
        <text:list-item>
          <text:p text:style-name="P3">stinkt verfault</text:p>
        </text:list-item>
        <text:list-item>
          <text:p text:style-name="P3">zerrissene kleidung</text:p>
        </text:list-item>
        <text:list-item>
          <text:p text:style-name="P3">schaut skeptisch</text:p>
        </text:list-item>
        <text:list-item>
          <text:p text:style-name="P3">nahezu Fischartige Statur</text:p>
        </text:list-item>
      </text:list>
      <text:p text:style-name="P2"><text:tab/></text:p>
      <text:p text:style-name="P2">A man – or is it? His skins has a frightening green teint and seems to be scaly. Looking up to him, you realize that he is significantly taller then you. As you stand next to him, you notice a ridiculous smell coming from the man. His face has many scars and it looks like he doesn´t have teeths. The guy looks very unfriendly and rude. His clothing is very saggy, torn and dirty. Looking as his entire body, his look makes him appear like a giant fish with arms and legs. </text:p>
      <text:p text:style-name="P2"/>
      <text:list xml:id="list7103013759762816083" text:style-name="L2">
        <text:list-item>
          <text:p text:style-name="P4">sehr klein, fast zwergengröße</text:p>
        </text:list-item>
        <text:list-item>
          <text:p text:style-name="P4">fehlt ein Arm und Bein</text:p>
        </text:list-item>
        <text:list-item>
          <text:p text:style-name="P4">ein zusätzliches Auge (jedes Auge eine andere Farbe)</text:p>
        </text:list-item>
        <text:list-item>
          <text:p text:style-name="P4">Krücke unter dem Arm (Stützt sich auf)</text:p>
        </text:list-item>
        <text:list-item>
          <text:p text:style-name="P4">bläuliche Haut</text:p>
        </text:list-item>
        <text:list-item>
          <text:p text:style-name="P4">Trägt nur Hose</text:p>
        </text:list-item>
        <text:list-item>
          <text:p text:style-name="P4">Kräftige Statur</text:p>
          <text:p text:style-name="P4"/>
        </text:list-item>
      </text:list>
      <text:p text:style-name="P2"/>
      <text:p text:style-name="P2">You find yourself next to a tiny man with light blue skin. He braces himself on a crutch under his right arm because he seems to have lost a leg. Where his left arm should be, there is just a stump which discharges pus. His face is disfigured. His three eyes, each in another colour, is aligned right at you. The lower part of his body is covered with something that looks lika a bag, usually used to carry potatos. The hole where his right food should stick through is knotted with a dirty string. Be careful talking to him – watch your words!</text:p>
      <text:p text:style-name="P2"/>
      <text:list xml:id="list5494052673734172008" text:style-name="L3">
        <text:list-item>
          <text:p text:style-name="P5">Frau mit bleicher Haut</text:p>
        </text:list-item>
        <text:list-item>
          <text:p text:style-name="P5">fehlt ein Auge</text:p>
        </text:list-item>
        <text:list-item>
          <text:p text:style-name="P5">Loch im Bauch</text:p>
        </text:list-item>
        <text:list-item>
          <text:p text:style-name="P5">relativ hübsch (oder war es mal)</text:p>
        </text:list-item>
        <text:list-item>
          <text:p text:style-name="P5">große Narbe über ihr ganzes Gesicht</text:p>
        </text:list-item>
        <text:list-item>
          <text:p text:style-name="P5">sehr dünn, abgemagert</text:p>
        </text:list-item>
      </text:list>
      <text:p text:style-name="P2"/>
      <text:p text:style-name="P2">She could have been a pretty a long time ago... you find yourself standing face to face with a woman. Her skin is very pale, almost white. A scar adorns her face, all across it. It could be the reason why she lost her eye. She is very skinny, even emaciated. But the most scary thing is a big hole in the middle of her torso. It´s way too big to be caused by a single bull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9M42S</meta:editing-duration>
    <meta:editing-cycles>19</meta:editing-cycles>
    <meta:generator>OpenOffice/4.1.3$Win32 OpenOffice.org_project/413m1$Build-9783</meta:generator>
    <dc:date>2017-12-05T11:46:20.87</dc:date>
    <dc:creator>Nico Enders</dc:creator>
    <meta:document-statistic meta:table-count="0" meta:image-count="0" meta:object-count="0" meta:page-count="1" meta:paragraph-count="25" meta:word-count="368" meta:character-count="1877"/>
    <meta:user-defined meta:name="Info 1"/>
    <meta:user-defined meta:name="Info 2"/>
    <meta:user-defined meta:name="Info 3"/>
    <meta:user-defined meta:name="Info 4"/>
  </office:meta>
</office:document-meta>
</file>